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marker-start="Arrow" draw:marker-end="Arrow" draw:marker-end-width="0.3cm"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1.02cm"/>
    </style:style>
    <style:style style:name="gr7" style:family="graphic" style:parent-style-name="standard">
      <style:graphic-properties draw:marker-start="" draw:marker-end="Arrow" draw:marker-end-width="0.3cm" draw:textarea-horizontal-align="center" draw:textarea-vertical-align="middle"/>
    </style:style>
    <style:style style:name="gr8" style:family="graphic" style:parent-style-name="standard">
      <style:graphic-properties draw:marker-start="Arrow" draw:marker-start-width="0.3cm" draw:marker-end="Circle" draw:marker-end-width="0.3cm" draw:textarea-horizontal-align="center" draw:textarea-vertical-align="bottom"/>
    </style:style>
    <style:style style:name="gr9" style:family="graphic" style:parent-style-name="standard">
      <style:graphic-properties draw:stroke="none" svg:stroke-color="#000000" draw:fill="none" draw:fill-color="#ffffff" fo:min-height="1.905cm"/>
    </style:style>
    <style:style style:name="gr10" style:family="graphic" style:parent-style-name="standard">
      <style:graphic-properties draw:marker-start="Arrow" draw:marker-start-width="0.3cm" draw:marker-end="Circle" draw:marker-end-width="0.3cm" draw:textarea-horizontal-align="center"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60pt"/>
    </style:style>
    <style:style style:name="P5" style:family="paragraph">
      <style:paragraph-properties fo:margin-left="0cm" fo:margin-right="0cm" fo:text-indent="0cm"/>
      <style:text-properties fo:font-size="72pt"/>
    </style:style>
    <style:style style:name="T1" style:family="text">
      <style:text-properties fo:font-size="60pt"/>
    </style:style>
    <style:style style:name="T2" style:family="text">
      <style:text-properties fo:font-size="7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10.16cm" svg:height="5.715cm" svg:x="52.569cm" svg:y="27.67cm">
          <text:p text:style-name="P1">MainApplet (main container)<text:line-break/><text:line-break/>IComponentContainer<text:line-break/>IComponentProvider</text:p>
          <draw:enhanced-geometry svg:viewBox="0 0 21600 21600" draw:glue-points="10800 0 0 10800 10800 21600 21600 10800" draw:type="flowchart-process" draw:enhanced-path="M 0 0 L 21600 0 21600 21600 0 21600 0 0 Z N"/>
        </draw:custom-shape>
        <draw:custom-shape draw:style-name="gr1" draw:text-style-name="P2" draw:id="id2" draw:layer="layout" svg:width="6.35cm" svg:height="4.445cm" svg:x="54.474cm" svg:y="39.735cm">
          <text:p text:style-name="P1">ISystemContainer</text:p>
          <draw:enhanced-geometry svg:viewBox="0 0 21600 21600" draw:glue-points="10800 0 0 10800 10800 21600 21600 10800" draw:type="flowchart-process" draw:enhanced-path="M 0 0 L 21600 0 21600 21600 0 21600 0 0 Z N"/>
        </draw:custom-shape>
        <draw:custom-shape draw:style-name="gr1" draw:text-style-name="P2" draw:id="id7" draw:layer="layout" svg:width="5.715cm" svg:height="4.445cm" svg:x="39.735cm" svg:y="39.735cm">
          <text:p text:style-name="P1">Communicator</text:p>
          <draw:enhanced-geometry svg:viewBox="0 0 21600 21600" draw:glue-points="10800 0 0 10800 10800 21600 21600 10800" draw:type="flowchart-process" draw:enhanced-path="M 0 0 L 21600 0 21600 21600 0 21600 0 0 Z N"/>
        </draw:custom-shape>
        <draw:custom-shape draw:style-name="gr1" draw:text-style-name="P2" draw:id="id8" draw:layer="layout" svg:width="5.715cm" svg:height="4.445cm" svg:x="31.94cm" svg:y="39.735cm">
          <text:p text:style-name="P1">MethodInvoker</text:p>
          <draw:enhanced-geometry svg:viewBox="0 0 21600 21600" draw:glue-points="10800 0 0 10800 10800 21600 21600 10800" draw:type="flowchart-process" draw:enhanced-path="M 0 0 L 21600 0 21600 21600 0 21600 0 0 Z N"/>
        </draw:custom-shape>
        <draw:custom-shape draw:style-name="gr1" draw:text-style-name="P2" draw:id="id9" draw:layer="layout" svg:width="5.715cm" svg:height="4.445cm" svg:x="23.685cm" svg:y="39.735cm">
          <text:p text:style-name="P1">Initiator</text:p>
          <draw:enhanced-geometry svg:viewBox="0 0 21600 21600" draw:glue-points="10800 0 0 10800 10800 21600 21600 10800" draw:type="flowchart-process" draw:enhanced-path="M 0 0 L 21600 0 21600 21600 0 21600 0 0 Z N"/>
        </draw:custom-shape>
        <draw:custom-shape draw:style-name="gr1" draw:text-style-name="P2" draw:id="id10" draw:layer="layout" svg:width="5.715cm" svg:height="4.445cm" svg:x="14.795cm" svg:y="39.735cm">
          <text:p text:style-name="P1">AjaxMediator</text:p>
          <draw:enhanced-geometry svg:viewBox="0 0 21600 21600" draw:glue-points="10800 0 0 10800 10800 21600 21600 10800" draw:type="flowchart-process" draw:enhanced-path="M 0 0 L 21600 0 21600 21600 0 21600 0 0 Z N"/>
        </draw:custom-shape>
        <draw:custom-shape draw:style-name="gr1" draw:text-style-name="P2" draw:id="id11" draw:layer="layout" svg:width="5.715cm" svg:height="4.445cm" svg:x="6.54cm" svg:y="39.735cm">
          <text:p text:style-name="P1">JavaScript/AJAX</text:p>
          <draw:enhanced-geometry svg:viewBox="0 0 21600 21600" draw:glue-points="10800 0 0 10800 10800 21600 21600 10800" draw:type="flowchart-process" draw:enhanced-path="M 0 0 L 21600 0 21600 21600 0 21600 0 0 Z N"/>
        </draw:custom-shape>
        <draw:frame draw:style-name="gr2" draw:text-style-name="P4" draw:layer="layout" svg:width="45.085cm" svg:height="2.715cm" svg:x="3.54cm" svg:y="2.905cm">
          <draw:text-box>
            <text:p text:style-name="P3"><text:span text:style-name="T1">VHDLLab Design – The Client Side</text:span></text:p>
          </draw:text-box>
        </draw:frame>
        <draw:custom-shape draw:style-name="gr1" draw:text-style-name="P2" draw:id="id12" draw:layer="layout" svg:width="5.515cm" svg:height="4.445cm" svg:x="39.935cm" svg:y="47.99cm">
          <text:p text:style-name="P1">Cache</text:p>
          <draw:enhanced-geometry svg:viewBox="0 0 21600 21600" draw:glue-points="10800 0 0 10800 10800 21600 21600 10800" draw:type="flowchart-process" draw:enhanced-path="M 0 0 L 21600 0 21600 21600 0 21600 0 0 Z N"/>
        </draw:custom-shape>
        <draw:custom-shape draw:style-name="gr3" draw:text-style-name="P2" draw:id="id3" draw:layer="layout" svg:width="5.849cm" svg:height="3.175cm" svg:x="69.58cm" svg:y="28.94cm">
          <text:p text:style-name="P1">Editor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4" draw:layer="layout" svg:width="5.849cm" svg:height="3.175cm" svg:x="69.58cm" svg:y="33.385cm">
          <text:p text:style-name="P1">View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5" draw:layer="layout" svg:width="5.849cm" svg:height="3.175cm" svg:x="69.58cm" svg:y="37.83cm">
          <text:p text:style-name="P1">Project Explorer</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2" draw:layer="layout" svg:x1="57.647cm" svg:y1="33.383cm" svg:x2="57.648cm" svg:y2="39.735cm" draw:start-shape="id1" draw:start-glue-point="6" draw:end-shape="id2" draw:end-glue-point="4">
          <text:p text:style-name="P3"/>
        </draw:connector>
        <draw:connector draw:style-name="gr5" draw:text-style-name="P2" draw:layer="layout" svg:x1="62.727cm" svg:y1="30.526cm" svg:x2="69.58cm" svg:y2="30.527cm" draw:start-shape="id1" draw:start-glue-point="7" draw:end-shape="id3" draw:end-glue-point="3">
          <text:p text:style-name="P3"/>
        </draw:connector>
        <draw:connector draw:style-name="gr5" draw:text-style-name="P2" draw:layer="layout" svg:x1="62.727cm" svg:y1="30.526cm" svg:x2="69.58cm" svg:y2="34.972cm" draw:start-shape="id1" draw:start-glue-point="7" draw:end-shape="id4">
          <text:p text:style-name="P3"/>
        </draw:connector>
        <draw:connector draw:style-name="gr5" draw:text-style-name="P2" draw:layer="layout" svg:x1="62.727cm" svg:y1="30.526cm" svg:x2="69.58cm" svg:y2="39.417cm" draw:start-shape="id1" draw:start-glue-point="7" draw:end-shape="id5" draw:end-glue-point="3">
          <text:p text:style-name="P3"/>
        </draw:connector>
        <draw:frame draw:style-name="gr6" draw:text-style-name="P1" draw:layer="layout" svg:width="5.08cm" svg:height="1.725cm" svg:x="63.865cm" svg:y="28.485cm">
          <draw:text-box>
            <text:p text:style-name="P1">PLUGGABLE<text:line-break/>COMPONENTS</text:p>
          </draw:text-box>
        </draw:frame>
        <draw:connector draw:style-name="gr5" draw:text-style-name="P2" draw:layer="layout" draw:line-skew="1.272cm" svg:x1="75.429cm" svg:y1="30.527cm" svg:x2="60.822cm" svg:y2="41.957cm" draw:start-shape="id3" draw:start-glue-point="1" draw:end-shape="id2" draw:end-glue-point="7">
          <text:p text:style-name="P3"/>
        </draw:connector>
        <draw:connector draw:style-name="gr5" draw:text-style-name="P2" draw:layer="layout" draw:line-skew="1.272cm" svg:x1="75.429cm" svg:y1="34.972cm" svg:x2="60.822cm" svg:y2="41.957cm" draw:start-shape="id4" draw:start-glue-point="1" draw:end-shape="id2" draw:end-glue-point="7">
          <text:p text:style-name="P3"/>
        </draw:connector>
        <draw:connector draw:style-name="gr5" draw:text-style-name="P2" draw:layer="layout" draw:line-skew="1.272cm" svg:x1="75.429cm" svg:y1="39.417cm" svg:x2="60.822cm" svg:y2="41.957cm" draw:start-shape="id5" draw:start-glue-point="1" draw:end-shape="id2" draw:end-glue-point="7">
          <text:p text:style-name="P3"/>
        </draw:connector>
        <draw:connector draw:style-name="gr5" draw:text-style-name="P2" draw:layer="layout" svg:x1="54.474cm" svg:y1="41.957cm" svg:x2="53.068cm" svg:y2="41.957cm" draw:start-shape="id2" draw:start-glue-point="5" draw:end-shape="id6" draw:end-glue-point="7">
          <text:p text:style-name="P3"/>
        </draw:connector>
        <draw:connector draw:style-name="gr5" draw:text-style-name="P2" draw:layer="layout" svg:x1="39.735cm" svg:y1="41.957cm" svg:x2="37.653cm" svg:y2="41.957cm" draw:start-shape="id7" draw:start-glue-point="5" draw:end-shape="id8" draw:end-glue-point="7">
          <text:p text:style-name="P3"/>
        </draw:connector>
        <draw:connector draw:style-name="gr5" draw:text-style-name="P2" draw:layer="layout" svg:x1="31.94cm" svg:y1="41.957cm" svg:x2="29.398cm" svg:y2="41.957cm" draw:start-shape="id8" draw:start-glue-point="5" draw:end-shape="id9" draw:end-glue-point="7">
          <text:p text:style-name="P3"/>
        </draw:connector>
        <draw:connector draw:style-name="gr5" draw:text-style-name="P2" draw:layer="layout" svg:x1="23.685cm" svg:y1="41.957cm" svg:x2="20.508cm" svg:y2="41.957cm" draw:start-shape="id9" draw:start-glue-point="5" draw:end-shape="id10" draw:end-glue-point="7">
          <text:p text:style-name="P3"/>
        </draw:connector>
        <draw:connector draw:style-name="gr5" draw:text-style-name="P2" draw:layer="layout" svg:x1="14.795cm" svg:y1="41.957cm" svg:x2="12.253cm" svg:y2="41.957cm" draw:start-shape="id10" draw:start-glue-point="5" draw:end-shape="id11" draw:end-glue-point="7">
          <text:p text:style-name="P3"/>
        </draw:connector>
        <draw:connector draw:style-name="gr5" draw:text-style-name="P2" draw:layer="layout" svg:x1="42.591cm" svg:y1="44.18cm" svg:x2="42.691cm" svg:y2="47.99cm" draw:start-shape="id7" draw:start-glue-point="6" draw:end-shape="id12" draw:end-glue-point="4">
          <text:p text:style-name="P3"/>
        </draw:connector>
        <draw:custom-shape draw:style-name="gr1" draw:text-style-name="P2" draw:id="id13" draw:layer="layout" svg:width="7.42cm" svg:height="4.445cm" svg:x="54.005cm" svg:y="20.05cm">
          <text:p text:style-name="P1">IComponentStorage</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57.714cm" svg:y1="24.495cm" svg:x2="57.647cm" svg:y2="27.67cm" draw:start-shape="id13" draw:start-glue-point="6" draw:end-shape="id1" draw:end-glue-point="4">
          <text:p text:style-name="P3"/>
        </draw:connector>
        <draw:connector draw:style-name="gr7" draw:text-style-name="P2" draw:layer="layout" draw:line-skew="-2.975cm 5.08cm" svg:x1="54.005cm" svg:y1="22.272cm" svg:x2="57.648cm" svg:y2="39.735cm" draw:start-shape="id13" draw:start-glue-point="5" draw:end-shape="id2" draw:end-glue-point="4">
          <text:p text:style-name="P3"/>
        </draw:connector>
        <draw:custom-shape draw:style-name="gr1" draw:text-style-name="P2" draw:id="id14" draw:layer="layout" svg:width="7.42cm" svg:height="4.445cm" svg:x="44.38cm" svg:y="12.43cm">
          <text:p text:style-name="P1">IEditorStorage</text:p>
          <draw:enhanced-geometry svg:viewBox="0 0 21600 21600" draw:glue-points="10800 0 0 10800 10800 21600 21600 10800" draw:type="flowchart-process" draw:enhanced-path="M 0 0 L 21600 0 21600 21600 0 21600 0 0 Z N"/>
        </draw:custom-shape>
        <draw:custom-shape draw:style-name="gr1" draw:text-style-name="P2" draw:id="id15" draw:layer="layout" svg:width="7.42cm" svg:height="4.445cm" svg:x="54.04cm" svg:y="12.43cm">
          <text:p text:style-name="P1">IViewStorage</text:p>
          <draw:enhanced-geometry svg:viewBox="0 0 21600 21600" draw:glue-points="10800 0 0 10800 10800 21600 21600 10800" draw:type="flowchart-process" draw:enhanced-path="M 0 0 L 21600 0 21600 21600 0 21600 0 0 Z N"/>
        </draw:custom-shape>
        <draw:custom-shape draw:style-name="gr1" draw:text-style-name="P2" draw:id="id16" draw:layer="layout" svg:width="8.055cm" svg:height="4.445cm" svg:x="64.5cm" svg:y="12.43cm">
          <text:p text:style-name="P1">IProjectExplorerStorage</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48.089cm" svg:y1="16.875cm" svg:x2="57.714cm" svg:y2="20.05cm" draw:start-shape="id14" draw:start-glue-point="6" draw:end-shape="id13" draw:end-glue-point="4">
          <text:p text:style-name="P3"/>
        </draw:connector>
        <draw:connector draw:style-name="gr5" draw:text-style-name="P2" draw:layer="layout" svg:x1="57.749cm" svg:y1="16.875cm" svg:x2="57.714cm" svg:y2="20.05cm" draw:start-shape="id15" draw:start-glue-point="6" draw:end-shape="id13" draw:end-glue-point="4">
          <text:p text:style-name="P3"/>
        </draw:connector>
        <draw:connector draw:style-name="gr5" draw:text-style-name="P2" draw:layer="layout" svg:x1="68.525cm" svg:y1="16.875cm" svg:x2="57.714cm" svg:y2="20.05cm" draw:start-shape="id16" draw:start-glue-point="6" draw:end-shape="id13" draw:end-glue-point="4">
          <text:p text:style-name="P3"/>
        </draw:connector>
        <draw:connector draw:style-name="gr5" draw:text-style-name="P2" draw:layer="layout" draw:line-skew="1.405cm 26.835cm -2.674cm" svg:x1="57.648cm" svg:y1="44.18cm" svg:x2="57.749cm" svg:y2="12.43cm" draw:start-shape="id2" draw:start-glue-point="6" draw:end-shape="id15" draw:end-glue-point="4">
          <text:p text:style-name="P3"/>
        </draw:connector>
        <draw:connector draw:style-name="gr5" draw:text-style-name="P2" draw:layer="layout" draw:line-skew="1.405cm 17.713cm -2.674cm" svg:x1="57.648cm" svg:y1="44.18cm" svg:x2="68.525cm" svg:y2="12.43cm" draw:start-shape="id2" draw:start-glue-point="6" draw:end-shape="id16" draw:end-glue-point="4">
          <text:p text:style-name="P3"/>
        </draw:connector>
        <draw:connector draw:style-name="gr5" draw:text-style-name="P2" draw:layer="layout" draw:line-skew="1.405cm 27.237cm -2.674cm" svg:x1="57.648cm" svg:y1="44.18cm" svg:x2="48.089cm" svg:y2="12.43cm" draw:start-shape="id2" draw:start-glue-point="6" draw:end-shape="id14" draw:end-glue-point="4">
          <text:p text:style-name="P3"/>
        </draw:connector>
        <draw:line draw:style-name="gr8" draw:text-style-name="P2" draw:layer="layout" svg:x1="2.095cm" svg:y1="42.275cm" svg:x2="6.54cm" svg:y2="42.275cm">
          <text:p text:style-name="P1">BROWSER</text:p>
        </draw:line>
        <draw:frame draw:style-name="gr9" draw:text-style-name="P5" draw:layer="layout" svg:width="3.81cm" svg:height="3.21cm" svg:x="74.66cm" svg:y="12.43cm">
          <draw:text-box>
            <text:p text:style-name="P3"><text:span text:style-name="T2">...</text:span></text:p>
          </draw:text-box>
        </draw:frame>
        <draw:frame draw:style-name="gr9" draw:text-style-name="P5" draw:layer="layout" svg:width="3.81cm" svg:height="3.21cm" draw:transform="rotate (1.55840448910544) translate (70.215cm 27.67cm)">
          <draw:text-box>
            <text:p text:style-name="P3"><text:span text:style-name="T2">...</text:span></text:p>
          </draw:text-box>
        </draw:frame>
        <draw:frame draw:style-name="gr6" draw:text-style-name="P3" draw:layer="layout" svg:width="6.35cm" svg:height="1.27cm" svg:x="6.08cm" svg:y="12.43cm">
          <draw:text-box>
            <text:p text:style-name="P3">Legend:</text:p>
          </draw:text-box>
        </draw:frame>
        <draw:line draw:style-name="gr10" draw:text-style-name="P2" draw:layer="layout" svg:x1="6.08cm" svg:y1="14.97cm" svg:x2="9.255cm" svg:y2="14.97cm">
          <text:p text:style-name="P3"/>
        </draw:line>
        <draw:frame draw:style-name="gr9" draw:text-style-name="P3" draw:layer="layout" svg:width="6.35cm" svg:height="2.155cm" svg:x="9.89cm" svg:y="14.335cm">
          <draw:text-box>
            <text:p text:style-name="P3">An interface connection</text:p>
          </draw:text-box>
        </draw:frame>
        <draw:custom-shape draw:style-name="gr11" draw:text-style-name="P2" draw:layer="layout" svg:width="2.54cm" svg:height="1.905cm" svg:x="6.715cm" svg:y="16.875cm">
          <text:p text:style-name="P3"/>
          <draw:enhanced-geometry svg:viewBox="0 0 21600 21600" draw:glue-points="10800 0 0 10800 10800 21600 21600 10800" draw:type="flowchart-process" draw:enhanced-path="M 0 0 L 21600 0 21600 21600 0 21600 0 0 Z N"/>
        </draw:custom-shape>
        <draw:frame draw:style-name="gr6" draw:text-style-name="P3" draw:layer="layout" svg:width="4.445cm" svg:height="1.27cm" svg:x="9.89cm" svg:y="17.51cm">
          <draw:text-box>
            <text:p text:style-name="P3">An interface</text:p>
          </draw:text-box>
        </draw:frame>
        <draw:custom-shape draw:style-name="gr12" draw:text-style-name="P2" draw:layer="layout" svg:width="2.54cm" svg:height="1.905cm" svg:x="6.715cm" svg:y="20.05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3" draw:layer="layout" svg:width="6.35cm" svg:height="1.725cm" svg:x="9.89cm" svg:y="20.05cm">
          <draw:text-box>
            <text:p text:style-name="P3">Multiple interface implementations</text:p>
          </draw:text-box>
        </draw:frame>
        <draw:custom-shape draw:style-name="gr1" draw:text-style-name="P2" draw:id="id6" draw:layer="layout" svg:width="5.715cm" svg:height="4.445cm" svg:x="47.355cm" svg:y="39.735cm">
          <text:p text:style-name="P1">Resource<text:line-break/>Management</text:p>
          <text:p text:style-name="P1"/>
          <draw:enhanced-geometry svg:viewBox="0 0 21600 21600" draw:glue-points="10800 0 0 10800 10800 21600 21600 10800" draw:type="flowchart-process" draw:enhanced-path="M 0 0 L 21600 0 21600 21600 0 21600 0 0 Z N"/>
        </draw:custom-shape>
        <draw:connector draw:style-name="gr5" draw:text-style-name="P2" draw:layer="layout" svg:x1="47.355cm" svg:y1="41.957cm" svg:x2="45.448cm" svg:y2="41.957cm" draw:start-shape="id6" draw:start-glue-point="5" draw:end-shape="id7" draw:end-glue-point="7">
          <text:p text:style-name="P3"/>
        </draw:connector>
        <draw:custom-shape draw:style-name="gr1" draw:text-style-name="P2" draw:id="id17" draw:layer="layout" svg:width="5.515cm" svg:height="4.445cm" svg:x="49.895cm" svg:y="47.99cm">
          <text:p text:style-name="P1">System Log</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57.648cm" svg:y1="44.18cm" svg:x2="52.651cm" svg:y2="47.99cm" draw:start-shape="id2" draw:start-glue-point="6" draw:end-shape="id17" draw:end-glue-point="4">
          <text:p text:style-name="P3"/>
        </draw:connector>
        <draw:custom-shape draw:style-name="gr11" draw:text-style-name="P2" draw:layer="layout" svg:width="2.54cm" svg:height="1.905cm" svg:x="6.715cm" svg:y="23.225cm">
          <text:p text:style-name="P3"/>
          <draw:enhanced-geometry svg:viewBox="0 0 21600 21600" draw:glue-points="10800 0 3160 3160 0 10800 3160 18440 10800 21600 18440 18440 21600 10800 18440 3160" draw:text-areas="3200 3200 18400 18400" draw:type="ellipse"/>
        </draw:custom-shape>
        <draw:frame draw:style-name="gr6" draw:text-style-name="P3" draw:layer="layout" svg:width="6.35cm" svg:height="1.27cm" svg:x="9.89cm" svg:y="23.86cm">
          <draw:text-box>
            <text:p text:style-name="P3">A Class</text:p>
          </draw:text-box>
        </draw:frame>
        <draw:custom-shape draw:style-name="gr1" draw:text-style-name="P2" draw:id="id18" draw:layer="layout" svg:width="6.35cm" svg:height="3.81cm" svg:x="58.15cm" svg:y="48.625cm">
          <text:p text:style-name="P1">Component<text:line-break/>Configuration</text:p>
          <draw:enhanced-geometry svg:viewBox="0 0 21600 21600" draw:glue-points="10800 0 3160 3160 0 10800 3160 18440 10800 21600 18440 18440 21600 10800 18440 3160" draw:text-areas="3200 3200 18400 18400" draw:type="ellipse"/>
        </draw:custom-shape>
        <draw:connector draw:style-name="gr5" draw:text-style-name="P2" draw:layer="layout" draw:line-skew="-0.318cm" svg:x1="57.648cm" svg:y1="44.18cm" svg:x2="61.324cm" svg:y2="48.625cm" draw:start-shape="id2" draw:start-glue-point="6" draw:end-shape="id18" draw:end-glue-point="4">
          <text:p text:style-name="P3"/>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099cm" fo:page-height="59.41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initial-creator>Miro</meta:initial-creator>
    <meta:creation-date>2007-08-01T01:12:49</meta:creation-date>
    <dc:creator>Miro</dc:creator>
    <dc:date>2007-08-04T18:14:02</dc:date>
    <dc:language>en-US</dc:language>
    <meta:editing-cycles>23</meta:editing-cycles>
    <meta:editing-duration>PT58M48S</meta:editing-duration>
    <meta:user-defined meta:name="Info 1"/>
    <meta:user-defined meta:name="Info 2"/>
    <meta:user-defined meta:name="Info 3"/>
    <meta:user-defined meta:name="Info 4"/>
    <meta:document-statistic meta:object-count="56"/>
  </office:meta>
</office:document-meta>
</file>